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d3d" officeooo:paragraph-rsid="000bad3d"/>
    </style:style>
    <style:style style:name="P2" style:family="paragraph" style:parent-style-name="Standard">
      <style:text-properties fo:color="#c9211e" loext:opacity="100%" officeooo:rsid="000bad3d" officeooo:paragraph-rsid="000bad3d"/>
    </style:style>
    <style:style style:name="P3" style:family="paragraph" style:parent-style-name="Standard">
      <style:text-properties fo:color="#800080" loext:opacity="100%" officeooo:rsid="000bad3d" officeooo:paragraph-rsid="000bad3d"/>
    </style:style>
    <style:style style:name="P4" style:family="paragraph" style:parent-style-name="Standard">
      <style:text-properties fo:color="#158466" loext:opacity="100%" officeooo:rsid="000bad3d" officeooo:paragraph-rsid="000bad3d"/>
    </style:style>
    <style:style style:name="T1" style:family="text">
      <style:text-properties fo:color="#ea7500" loext:opacity="100%"/>
    </style:style>
    <style:style style:name="T2" style:family="text">
      <style:text-properties fo:color="#224b12" loext:opacity="100%"/>
    </style:style>
    <style:style style:name="T3" style:family="text">
      <style:text-properties fo:color="#800080" loext:opacity="100%"/>
    </style:style>
    <style:style style:name="T4" style:family="text">
      <style:text-properties fo:color="#15846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 &lt;stdio.h&gt;</text:p>
      <text:p text:style-name="P1"/>
      <text:p text:style-name="P1"><text:span text:style-name="T1">int </text:span><text:span text:style-name="T2">main(int argc, const char** argv)</text:span> <text:span text:style-name="T3">{</text:span></text:p>
      <text:p text:style-name="P3"><text:tab/>printf("Hello\n");</text:p>
      <text:p text:style-name="P1"><text:tab/><text:span text:style-name="T4">return 0;</text:span>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9:49:29.499782623</meta:creation-date>
    <dc:date>2021-03-22T19:50:39.830300283</dc:date>
    <meta:editing-duration>PT1M9S</meta:editing-duration>
    <meta:editing-cycles>2</meta:editing-cycles>
    <meta:generator>LibreOffice/7.1.1.2$Linux_X86_64 LibreOffice_project/10$Build-2</meta:generator>
    <meta:document-statistic meta:table-count="0" meta:image-count="0" meta:object-count="0" meta:page-count="1" meta:paragraph-count="5" meta:word-count="13" meta:character-count="87" meta:non-whitespace-character-count="77"/>
  </office:meta>
</office:document-meta>
</file>